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5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16e370"/>
    </style:style>
    <style:style style:name="P6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185c6b"/>
    </style:style>
    <style:style style:name="P7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1ce46d"/>
    </style:style>
    <style:style style:name="P8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19e75c"/>
    </style:style>
    <style:style style:name="P9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</style:style>
    <style:style style:name="P10" style:family="paragraph" style:parent-style-name="Standard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278c5f"/>
    </style:style>
    <style:style style:name="P11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3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</style:style>
    <style:style style:name="P14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278c5f"/>
    </style:style>
    <style:style style:name="P15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2ce2b7"/>
    </style:style>
    <style:style style:name="P16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officeooo:paragraph-rsid="00332138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Consolas1" fo:font-size="10pt" fo:letter-spacing="normal" fo:font-style="normal" fo:font-weight="bold" style:font-size-asian="10pt"/>
    </style:style>
    <style:style style:name="T3" style:family="text">
      <style:text-properties fo:font-variant="normal" fo:text-transform="none" fo:color="#000000" loext:opacity="100%" style:font-name="Consolas1" fo:font-size="10pt" fo:letter-spacing="normal" fo:font-style="normal" fo:font-weight="bold" officeooo:rsid="0016e370" style:font-size-asian="10pt"/>
    </style:style>
    <style:style style:name="T4" style:family="text">
      <style:text-properties fo:font-variant="normal" fo:text-transform="none" fo:color="#000000" loext:opacity="100%" style:font-name="Consolas1" fo:font-size="10pt" fo:letter-spacing="normal" fo:font-style="normal" fo:font-weight="bold" officeooo:rsid="00185c6b" style:font-size-asian="10pt"/>
    </style:style>
    <style:style style:name="T5" style:family="text">
      <style:text-properties fo:font-variant="normal" fo:text-transform="none" fo:color="#000000" loext:opacity="100%" style:font-name="Consolas1" fo:font-size="10pt" fo:letter-spacing="normal" fo:font-style="normal" fo:font-weight="bold" officeooo:rsid="0019e75c" style:font-size-asian="10pt"/>
    </style:style>
    <style:style style:name="T6" style:family="text">
      <style:text-properties fo:font-variant="normal" fo:text-transform="none" fo:color="#000000" loext:opacity="100%" style:font-name="Consolas1" fo:font-size="10pt" fo:letter-spacing="normal" fo:font-style="normal" fo:font-weight="bold" style:font-size-asian="10pt"/>
    </style:style>
    <style:style style:name="T7" style:family="text">
      <style:text-properties fo:font-variant="normal" fo:text-transform="none" fo:color="#000000" loext:opacity="100%" style:font-name="Consolas1" fo:font-size="8pt" fo:letter-spacing="normal" fo:font-style="normal" fo:font-weight="bold" style:font-size-asian="8pt"/>
    </style:style>
    <style:style style:name="T8" style:family="text">
      <style:text-properties fo:font-variant="normal" fo:text-transform="none" fo:color="#000000" loext:opacity="100%" style:font-name="Consolas1" fo:font-size="8pt" fo:letter-spacing="normal" fo:font-style="normal" fo:font-weight="bold" officeooo:rsid="00302c5d" style:font-size-asian="8pt"/>
    </style:style>
    <style:style style:name="T9" style:family="text">
      <style:text-properties fo:color="#000000" loext:opacity="100%" style:font-name="Consolas" fo:font-size="10pt" style:font-size-asian="10pt"/>
    </style:style>
    <style:style style:name="T10" style:family="text">
      <style:text-properties fo:color="#000000" loext:opacity="100%" style:font-name="Consolas" fo:font-size="10pt" style:font-size-asian="10pt"/>
    </style:style>
    <style:style style:name="T11" style:family="text">
      <style:text-properties fo:color="#000000" loext:opacity="100%" style:font-name="Consolas" fo:font-size="10pt" officeooo:rsid="00332138" style:font-size-asian="10pt"/>
    </style:style>
    <style:style style:name="T12" style:family="text">
      <style:text-properties fo:color="#000000" loext:opacity="100%" style:font-name="Consolas" fo:font-size="8pt" style:font-size-asian="8pt"/>
    </style:style>
    <style:style style:name="T13" style:family="text">
      <style:text-properties fo:color="#000000" loext:opacity="100%" style:font-name="Consolas" fo:font-size="8pt" officeooo:rsid="00302c5d" style:font-size-asian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49255750918_25"/>Tarea XPATH</text:h>
      <text:section text:style-name="Sect1" text:name="yui_3_17_2_1_1649255750918_24">
        <text:p text:style-name="P3"/>
        <text:section text:style-name="Sect1" text:name="yui_3_17_2_1_1649255750918_23">
          <text:p text:style-name="P4">En la ruta /db/apps/</text:p>
          <text:p text:style-name="P2">Crear colección para los ejercicios (pej. collection)</text:p>
          <text:p text:style-name="P2">Y subir los documentos:</text:p>
          <text:list xml:id="list871628607" text:style-name="L1">
            <text:list-item>
              <text:p text:style-name="P11">universidad.xml ,</text:p>
            </text:list-item>
            <text:list-item>
              <text:p text:style-name="P11">libros.xml</text:p>
            </text:list-item>
            <text:list-item>
              <text:p text:style-name="P11">y librosalmacen.xml.</text:p>
              <text:p text:style-name="P12"/>
            </text:list-item>
          </text:list>
          <text:list xml:id="list1981226434" text:style-name="L2">
            <text:list-item>
              <text:p text:style-name="P13"><text:span text:style-name="Strong_20_Emphasis"><text:span text:style-name="T1">Nombre de la Universidad</text:span></text:span></text:p>
              <text:p text:style-name="P5"><text:span text:style-name="Strong_20_Emphasis"><text:span text:style-name="T2">/universidad/nombre</text:span></text:span></text:p>
              <text:p text:style-name="P5"><text:span text:style-name="Strong_20_Emphasis"><text:span text:style-name="T2">/universidad/nombre/text()</text:span></text:span><text:line-break/></text:p>
            </text:list-item>
            <text:list-item>
              <text:p text:style-name="P13"><text:span text:style-name="Strong_20_Emphasis"><text:span text:style-name="T1">País de la Universidad</text:span></text:span></text:p>
              <text:p text:style-name="P5"><text:span text:style-name="Strong_20_Emphasis"><text:span text:style-name="T2">/universidad/pais</text:span></text:span></text:p>
              <text:p text:style-name="P5"><text:span text:style-name="Strong_20_Emphasis"><text:span text:style-name="T2">/universidad/pais/</text:span></text:span><text:span text:style-name="Strong_20_Emphasis"><text:span text:style-name="T3">text()</text:span></text:span><text:line-break/></text:p>
            </text:list-item>
            <text:list-item>
              <text:p text:style-name="P13"><text:span text:style-name="Strong_20_Emphasis"><text:span text:style-name="T1">Nombres de las Carreras</text:span></text:span></text:p>
              <text:p text:style-name="P6"><text:span text:style-name="Strong_20_Emphasis"><text:span text:style-name="T2">/universidad/carreras//nombre</text:span></text:span></text:p>
              <text:p text:style-name="P6"><text:span text:style-name="Strong_20_Emphasis"><text:span text:style-name="T2">/universidad/carreras//nombre/</text:span></text:span><text:span text:style-name="Strong_20_Emphasis"><text:span text:style-name="T4">text()</text:span></text:span></text:p>
              <text:p text:style-name="P7"><text:span text:style-name="Strong_20_Emphasis"><text:span text:style-name="T4">//carreras//nombre</text:span></text:span><text:line-break/><text:span text:style-name="Strong_20_Emphasis"><text:span text:style-name="T4">//carreras//nombre/text()</text:span></text:span></text:p>
            </text:list-item>
            <text:list-item>
              <text:p text:style-name="P13"><text:span text:style-name="Strong_20_Emphasis"><text:span text:style-name="T1">Años de plan de estudio de las carreras</text:span></text:span></text:p>
              <text:p text:style-name="P8"><text:span text:style-name="Strong_20_Emphasis"><text:span text:style-name="T2">/universidad/carreras//</text:span></text:span><text:span text:style-name="Strong_20_Emphasis"><text:span text:style-name="T5">plan</text:span></text:span></text:p>
              <text:p text:style-name="P8"><text:span text:style-name="Strong_20_Emphasis"><text:span text:style-name="T5">/universidad/carreras//plan/text()</text:span></text:span></text:p>
              <text:p text:style-name="P7"><text:span text:style-name="Strong_20_Emphasis"><text:span text:style-name="T2">//carreras//</text:span></text:span><text:span text:style-name="Strong_20_Emphasis"><text:span text:style-name="T5">plan</text:span></text:span></text:p>
              <text:p text:style-name="P7"><text:span text:style-name="Strong_20_Emphasis"><text:span text:style-name="T5">//carreras//plan/text()</text:span></text:span></text:p>
              <text:p text:style-name="P7"><text:span text:style-name="Strong_20_Emphasis"><text:span text:style-name="T5">/universidad/carreras/carrera/concat(nombre,'-PLAN:',plan)</text:span></text:span></text:p>
              <text:p text:style-name="P8"><text:span text:style-name="Strong_20_Emphasis"><text:span text:style-name="T5">//carreras/carrera/concat(nombre,'-PLAN:',plan)</text:span></text:span></text:p>
            </text:list-item>
            <text:list-item>
              <text:p text:style-name="P13"><text:span text:style-name="Strong_20_Emphasis"><text:span text:style-name="T1">Nombres de todos los alumnos.</text:span></text:span></text:p>
              <text:p text:style-name="P9"><text:span text:style-name="Strong_20_Emphasis"><text:span text:style-name="T2">/universidad/alumnos/alumno/concat(nombre,'',apellido1,'',apellido2)</text:span></text:span><text:line-break/><text:span text:style-name="T9">//alumnos/alumno/concat(nombre,'',apellido1,'',apellido2)</text:span><text:line-break/></text:p>
            </text:list-item>
            <text:list-item>
              <text:p text:style-name="P13"><text:span text:style-name="Strong_20_Emphasis"><text:span text:style-name="T1">Identificadores de todas las carreras.</text:span></text:span></text:p>
              <text:p text:style-name="P9"><text:span text:style-name="Strong_20_Emphasis"><text:span text:style-name="T2">//carreras//@id/data()</text:span></text:span><text:line-break/></text:p>
            </text:list-item>
            <text:list-item>
              <text:p text:style-name="P13"><text:soft-page-break/><text:span text:style-name="Strong_20_Emphasis"><text:span text:style-name="T1">Datos de la carrera cuyo id es c01.</text:span></text:span></text:p>
              <text:p text:style-name="P9"><text:span text:style-name="Strong_20_Emphasis"><text:span text:style-name="T2">//carreras/carrera[@id="c01"]</text:span></text:span><text:line-break/></text:p>
            </text:list-item>
            <text:list-item>
              <text:p text:style-name="P13"><text:span text:style-name="Strong_20_Emphasis"><text:span text:style-name="T1">Centro en que se estudia de la carrera cuyo id es c02.</text:span></text:span></text:p>
            </text:list-item>
            <text:list-item>
              <text:p text:style-name="P9"><text:span text:style-name="Strong_20_Emphasis"><text:span text:style-name="T2">//carreras/carrera[@id="c02"]/centro</text:span></text:span><text:line-break/></text:p>
            </text:list-item>
            <text:list-item>
              <text:p text:style-name="P13"><text:span text:style-name="Strong_20_Emphasis"><text:span text:style-name="T1">Nombre de las carreras que tengan subdirector.</text:span></text:span></text:p>
              <text:p text:style-name="P9"><text:span text:style-name="Strong_20_Emphasis"><text:span text:style-name="T2">//carreras/carrera[subdirector]/nombre</text:span></text:span><text:line-break/></text:p>
            </text:list-item>
            <text:list-item>
              <text:p text:style-name="P13"><text:span text:style-name="Strong_20_Emphasis"><text:span text:style-name="T1">Nombre de los alumnos que estén haciendo proyecto.</text:span></text:span></text:p>
              <text:p text:style-name="P9"><text:span text:style-name="Strong_20_Emphasis"><text:span text:style-name="T2">//alumnos//estudios[proyecto]/../nombre</text:span></text:span><text:line-break/></text:p>
            </text:list-item>
            <text:list-item>
              <text:p text:style-name="P13"><text:span text:style-name="Strong_20_Emphasis"><text:span text:style-name="T1">Códigos de las carreras en las que hay algún alumno matriculado</text:span></text:span></text:p>
              <text:p text:style-name="P9"><text:span text:style-name="Strong_20_Emphasis"><text:span text:style-name="T2">//alumnos//estudios/carrera/@codigo/data()</text:span></text:span><text:line-break/></text:p>
            </text:list-item>
            <text:list-item>
              <text:p text:style-name="P13"><text:span text:style-name="Strong_20_Emphasis"><text:span text:style-name="T1">Apellidos y Nombre de los alumnos con beca.</text:span></text:span></text:p>
              <text:p text:style-name="P9"><text:span text:style-name="Strong_20_Emphasis"><text:span text:style-name="T2">//alumnos/alumno[@beca="si"]/concat(nombre,'',apellido1,'',apellido2)</text:span></text:span><text:line-break/></text:p>
            </text:list-item>
            <text:list-item>
              <text:p text:style-name="P13"><text:span text:style-name="Strong_20_Emphasis"><text:span text:style-name="T1">Nombre de las asignaturas de la titulación c04.</text:span></text:span></text:p>
              <text:p text:style-name="P9"><text:span text:style-name="Strong_20_Emphasis"><text:span text:style-name="T2">//asignaturas/asignatura[@titulacion="c04"]/nombre</text:span></text:span><text:line-break/></text:p>
            </text:list-item>
            <text:list-item>
              <text:p text:style-name="P13"><text:span text:style-name="Strong_20_Emphasis"><text:span text:style-name="T1">Nombre de las asignaturas de segundo trimestre.</text:span></text:span></text:p>
              <text:p text:style-name="P9"><text:span text:style-name="Strong_20_Emphasis"><text:span text:style-name="T2">//asignaturas/asignatura[trimestre=2]/nombre</text:span></text:span><text:line-break/></text:p>
            </text:list-item>
            <text:list-item>
              <text:p text:style-name="P13"><text:span text:style-name="Strong_20_Emphasis"><text:span text:style-name="T1">Nombre de las asignaturas que no tienen 4 créditos teóricos.</text:span></text:span></text:p>
              <text:p text:style-name="P9"><text:span text:style-name="Strong_20_Emphasis"><text:span text:style-name="T2">//asignaturas/asignatura[not(creditos_teoricos=4)]/nombre</text:span></text:span><text:line-break/></text:p>
            </text:list-item>
            <text:list-item>
              <text:p text:style-name="P14"><text:span text:style-name="Strong_20_Emphasis"><text:span text:style-name="T1">Código de la carrera que estudia el último alumno.</text:span></text:span></text:p>
              <text:p text:style-name="P10"><text:span text:style-name="Strong_20_Emphasis"><text:span text:style-name="T2">//alumnos/alumno[last()]//carrera/@codigo/data()</text:span></text:span><text:line-break/></text:p>
            </text:list-item>
            <text:list-item>
              <text:p text:style-name="P13"><text:span text:style-name="Strong_20_Emphasis"><text:span text:style-name="T1">Código de las asignaturas que estudian mujeres.</text:span></text:span></text:p>
              <text:p text:style-name="P9"><text:span text:style-name="Strong_20_Emphasis"><text:span text:style-name="T7">distinct-values(data(//alumnos/alumno[sexo="Mujer"]/estudios/asignaturas/asignatura/@codigo))</text:span></text:span><text:line-break/></text:p>
            </text:list-item>
            <text:list-item>
              <text:p text:style-name="P13"><text:span text:style-name="Strong_20_Emphasis"><text:span text:style-name="T1">Nombre de los alumnos que matriculados en la asignatura a02.</text:span></text:span></text:p>
              <text:p text:style-name="P9"><text:span text:style-name="Strong_20_Emphasis"><text:span text:style-name="T7">//alumnos/alumno/estudios/asignaturas/asignatura[@codigo="a02"]/../../../nombre</text:span></text:span><text:line-break/></text:p>
            </text:list-item>
            <text:list-item>
              <text:p text:style-name="P13"><text:span text:style-name="Strong_20_Emphasis"><text:span text:style-name="T1">Códigos de las carreras que estudian los alumnos matriculados en alguna asignatura.</text:span></text:span></text:p>
              <text:p text:style-name="P9"><text:soft-page-break/><text:span text:style-name="Strong_20_Emphasis"><text:span text:style-name="T7">//alumnos//estudios[asignaturas]/../nombre</text:span></text:span><text:line-break/></text:p>
            </text:list-item>
            <text:list-item>
              <text:p text:style-name="P15"><text:span text:style-name="Strong_20_Emphasis"><text:span text:style-name="T1">Apellidos de todos los hombres.</text:span></text:span></text:p>
              <text:p text:style-name="P15"><text:span text:style-name="Strong_20_Emphasis"><text:span text:style-name="T7">//alumnos/alumno[sexo="Hombre"]/concat(apellido1,'',apellido2)</text:span></text:span></text:p>
              <text:p text:style-name="P15"><text:span text:style-name="Strong_20_Emphasis"><text:span text:style-name="T7">//alumnos/alumno[sexo="Hombre"]/apellido1|//alumnos/alumno[sexo="Hombre"]/apellido2</text:span></text:span><text:line-break/></text:p>
            </text:list-item>
            <text:list-item>
              <text:p text:style-name="P13"><text:span text:style-name="Strong_20_Emphasis"><text:span text:style-name="T1">Nombre de la carrera que estudia Víctor Manuel.</text:span></text:span></text:p>
              <text:p text:style-name="P9"><text:span text:style-name="Strong_20_Emphasis"><text:span text:style-name="T2">for $id in data(//alumnos/alumno[nombre="V</text:span></text:span><text:span text:style-name="T9">ítor Manuel"]/estudios/carrera/@codigo)</text:span><text:line-break/><text:span text:style-name="T9">let$carrera:=//carreras/carrera[@id=$id]/nombre</text:span><text:line-break/><text:span text:style-name="T9">return</text:span><text:span text:style-name="T11">$carrera</text:span><text:line-break/></text:p>
            </text:list-item>
            <text:list-item>
              <text:p text:style-name="P16"><text:span text:style-name="Strong_20_Emphasis"><text:span text:style-name="T1">Nombre de las asignaturas que estudia Luisa.</text:span></text:span></text:p>
              <text:p text:style-name="P16"><text:span text:style-name="Strong_20_Emphasis"><text:span text:style-name="T2">For $id in data(//alumnos/alumno[nombre="Luisa"]/estudios/asignaturas/asignatura/@codigo)</text:span></text:span><text:line-break/><text:span text:style-name="T9">let $asignaturas := //asignaturas/asignatura[@id=$id]/nombre</text:span><text:line-break/><text:span text:style-name="T9">return $asignaturas</text:span><text:line-break/></text:p>
            </text:list-item>
            <text:list-item>
              <text:p text:style-name="P13"><text:span text:style-name="Strong_20_Emphasis"><text:span text:style-name="T1">Primer apellido de los alumnos matriculados en Ingeniería del Software</text:span></text:span></text:p>
            </text:list-item>
            <text:list-item>
              <text:p text:style-name="P13"><text:span text:style-name="Strong_20_Emphasis"><text:span text:style-name="T1">Nombre de las carreras que estudian los alumnos matriculados en la asignatura Tecnología de los Alimentos.</text:span></text:span></text:p>
            </text:list-item>
            <text:list-item>
              <text:p text:style-name="P13"><text:span text:style-name="Strong_20_Emphasis"><text:span text:style-name="T1">Nombre de los alumnos matriculados en carreras que no tienen subdirector.</text:span></text:span></text:p>
            </text:list-item>
            <text:list-item>
              <text:p text:style-name="P13"><text:span text:style-name="Strong_20_Emphasis"><text:span text:style-name="T1">Nombre de los alumnos matriculados en asignaturas con 0 créditos prácticos y que estudien la carrera de I.T. Informática.</text:span></text:span></text:p>
            </text:list-item>
            <text:list-item>
              <text:p text:style-name="P13"><text:span text:style-name="Strong_20_Emphasis"><text:span text:style-name="T1">Nombre de los alumnos que estudian carreras cuyos planes son anteriores a 2002.</text:span></text:span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17:13:14.607000000</meta:creation-date>
    <dc:date>2022-04-20T16:25:49.430000000</dc:date>
    <meta:editing-duration>PT1H54M51S</meta:editing-duration>
    <meta:editing-cycles>21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7" meta:word-count="339" meta:character-count="3357" meta:non-whitespace-character-count="3096"/>
  </office:meta>
</office:document-meta>
</file>